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b2b2b2" draw:fill-image-width="0cm" draw:fill-image-height="0cm" draw:textarea-vertical-align="middle"/>
    </style:style>
    <style:style style:name="gr2" style:family="graphic" style:parent-style-name="standard">
      <style:graphic-properties svg:stroke-color="#000000" draw:fill="hatch" draw:fill-color="#ff3333" draw:fill-hatch-name="Black_20_45_20_Degrees" draw:fill-hatch-solid="true" draw:fill-image-width="0cm" draw:fill-image-height="0cm" draw:textarea-vertical-align="middle"/>
    </style:style>
    <style:style style:name="gr3" style:family="graphic" style:parent-style-name="standard">
      <style:graphic-properties svg:stroke-color="#000000" draw:fill="solid" draw:fill-color="#ff9900" draw:fill-hatch-solid="true" draw:fill-image-width="0cm" draw:fill-image-height="0cm" draw:textarea-vertical-align="middle"/>
    </style:style>
    <style:style style:name="gr4" style:family="graphic" style:parent-style-name="standard">
      <style:graphic-properties svg:stroke-color="#000000" draw:fill="solid" draw:fill-color="#ffff00" draw:fill-hatch-solid="true" draw:fill-image-width="0cm" draw:fill-image-height="0cm" draw:textarea-vertical-align="middle"/>
    </style:style>
    <style:style style:name="gr5" style:family="graphic" style:parent-style-name="standard">
      <style:graphic-properties svg:stroke-color="#000000" draw:fill="solid" draw:fill-color="#ff6666" draw:fill-hatch-solid="true" draw:fill-image-width="0cm" draw:fill-image-height="0cm" draw:textarea-vertical-align="middle"/>
    </style:style>
    <style:style style:name="gr6" style:family="graphic" style:parent-style-name="standard">
      <style:graphic-properties svg:stroke-color="#000000" draw:fill="hatch" draw:fill-color="#00cc00" draw:fill-hatch-name="Black_20_90_20_Degrees" draw:textarea-horizontal-align="justify" draw:textarea-vertical-align="middle" draw:auto-grow-height="false" fo:min-height="0.35cm" fo:min-width="1cm"/>
    </style:style>
    <style:style style:name="P1" style:family="paragraph">
      <loext:graphic-properties draw:fill-color="#b2b2b2" draw:fill-image-width="0cm" draw:fill-image-height="0cm"/>
      <style:paragraph-properties fo:text-align="center"/>
    </style:style>
    <style:style style:name="P2" style:family="paragraph">
      <loext:graphic-properties draw:fill="hatch" draw:fill-color="#ff3333" draw:fill-hatch-name="Black_20_45_20_Degrees" draw:fill-hatch-solid="true" draw:fill-image-width="0cm" draw:fill-image-height="0cm"/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9900" draw:fill-hatch-solid="true" draw:fill-image-width="0cm" draw:fill-image-height="0cm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solid" draw:fill-color="#ffff00" draw:fill-hatch-solid="true" draw:fill-image-width="0cm" draw:fill-image-height="0cm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solid" draw:fill-color="#ff6666" draw:fill-hatch-solid="true" draw:fill-image-width="0cm" draw:fill-image-height="0cm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hatch" draw:fill-color="#00cc00" draw:fill-hatch-name="Black_20_90_20_Degrees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37.499cm" svg:height="34.799cm" svg:x="1.644cm" svg:y="1.801cm" svg:viewBox="0 0 37500 34800" draw:points="7900,0 0,0 0,14900 2000,16900 2000,19400 3100,19400 6100,22400 6100,24600 3200,24600 500,27300 500,33400 1900,34800 37500,34800 37500,25700 35900,24100 31300,24100 25900,29500 14000,29500 12400,31100 9300,28000 9000,27700 13400,23300 15000,21700 11300,18000 11800,17500 11000,16700 15800,11900 15400,12300 15400,10500 15900,10000 15900,100">
          <text:p/>
        </draw:polygon>
        <draw:g>
          <draw:polygon draw:style-name="gr2" draw:text-style-name="P2" draw:layer="layout" svg:width="4.899cm" svg:height="1.799cm" svg:x="9.3cm" svg:y="4.001cm" svg:viewBox="0 0 4900 1800" draw:points="0,100 0,1800 4900,1800 4900,0">
            <text:p/>
          </draw:polygon>
          <draw:polygon draw:style-name="gr2" draw:text-style-name="P2" draw:layer="layout" svg:width="0.999cm" svg:height="1.799cm" svg:x="14.2cm" svg:y="4.001cm" svg:viewBox="0 0 1000 1800" draw:points="1000,0 0,0 0,100 0,1800 1000,1800">
            <text:p/>
          </draw:polygon>
          <draw:polygon draw:style-name="gr2" draw:text-style-name="P2" draw:layer="layout" svg:width="2.099cm" svg:height="1.799cm" svg:x="9.3cm" svg:y="1.801cm" svg:viewBox="0 0 2100 1800" draw:points="0,1326 0,0 2100,0 2100,1800 1718,1800 1718,1326">
            <text:p/>
          </draw:polygon>
          <draw:polygon draw:style-name="gr2" draw:text-style-name="P2" draw:layer="layout" svg:width="1.699cm" svg:height="0.499cm" svg:x="9.3cm" svg:y="3.101cm" svg:viewBox="0 0 1700 500" draw:points="0,500 0,0 1700,0 1700,500">
            <text:p/>
          </draw:polygon>
          <draw:polygon draw:style-name="gr2" draw:text-style-name="P2" draw:layer="layout" svg:width="0.699cm" svg:height="1.799cm" svg:x="11.4cm" svg:y="1.801cm" svg:viewBox="0 0 700 1800" draw:points="700,1800 0,1800 0,0 700,0">
            <text:p/>
          </draw:polygon>
          <draw:polygon draw:style-name="gr2" draw:text-style-name="P2" draw:layer="layout" svg:width="0.799cm" svg:height="1.816cm" svg:x="12.1cm" svg:y="1.801cm" svg:viewBox="0 0 800 1817" draw:points="0,1817 0,0 800,0 800,1817">
            <text:p/>
          </draw:polygon>
          <draw:polygon draw:style-name="gr2" draw:text-style-name="P2" draw:layer="layout" svg:width="1.099cm" svg:height="1.816cm" svg:x="12.9cm" svg:y="1.801cm" svg:viewBox="0 0 1100 1817" draw:points="1100,0 0,0 0,1817 1100,1817">
            <text:p/>
          </draw:polygon>
          <draw:polygon draw:style-name="gr2" draw:text-style-name="P2" draw:layer="layout" svg:width="0.699cm" svg:height="1.816cm" svg:x="14cm" svg:y="1.801cm" svg:viewBox="0 0 700 1817" draw:points="0,1817 700,1817 700,0 0,0 0,191">
            <text:p/>
          </draw:polygon>
          <draw:polygon draw:style-name="gr2" draw:text-style-name="P2" draw:layer="layout" svg:width="1.099cm" svg:height="1.816cm" svg:x="14.7cm" svg:y="1.801cm" svg:viewBox="0 0 1100 1817" draw:points="0,0 1100,0 1100,1817 0,1817">
            <text:p/>
          </draw:polygon>
          <draw:polygon draw:style-name="gr2" draw:text-style-name="P2" draw:layer="layout" svg:width="1.099cm" svg:height="1.816cm" svg:x="15.8cm" svg:y="1.801cm" svg:viewBox="0 0 1100 1817" draw:points="0,0 1100,0 1100,1817 0,1817">
            <text:p/>
          </draw:polygon>
          <draw:polygon draw:style-name="gr2" draw:text-style-name="P2" draw:layer="layout" svg:width="1.699cm" svg:height="2.199cm" svg:x="15.8cm" svg:y="1.801cm" svg:viewBox="0 0 1700 2200" draw:points="0,2200 1700,2200 1700,0 935,0 935,1817 0,1817">
            <text:p/>
          </draw:polygon>
          <draw:polygon draw:style-name="gr2" draw:text-style-name="P2" draw:layer="layout" svg:width="1.699cm" svg:height="0.899cm" svg:x="15.8cm" svg:y="4.001cm" svg:viewBox="0 0 1700 900" draw:points="0,900 1700,900 1700,0 0,0">
            <text:p/>
          </draw:polygon>
          <draw:polygon draw:style-name="gr2" draw:text-style-name="P2" draw:layer="layout" svg:width="1.699cm" svg:height="0.799cm" svg:x="15.8cm" svg:y="4.901cm" svg:viewBox="0 0 1700 800" draw:points="0,800 1700,800 1700,0 0,0">
            <text:p/>
          </draw:polygon>
          <draw:polygon draw:style-name="gr2" draw:text-style-name="P2" draw:layer="layout" svg:width="1.799cm" svg:height="0.999cm" svg:x="15.7cm" svg:y="9.301cm" svg:viewBox="0 0 1800 1000" draw:points="0,0 0,1000 1800,1000 1800,0">
            <text:p/>
          </draw:polygon>
          <draw:polygon draw:style-name="gr2" draw:text-style-name="P2" draw:layer="layout" svg:width="1.799cm" svg:height="0.999cm" svg:x="15.7cm" svg:y="8.301cm" svg:viewBox="0 0 1800 1000" draw:points="0,0 0,1000 1800,1000 1800,0">
            <text:p/>
          </draw:polygon>
          <draw:polygon draw:style-name="gr2" draw:text-style-name="P2" draw:layer="layout" svg:width="1.799cm" svg:height="0.899cm" svg:x="15.7cm" svg:y="7.401cm" svg:viewBox="0 0 1800 900" draw:points="0,0 0,900 1800,900 1800,0">
            <text:p/>
          </draw:polygon>
          <draw:polygon draw:style-name="gr2" draw:text-style-name="P2" draw:layer="layout" svg:width="2.599cm" svg:height="2.599cm" svg:x="11.3cm" svg:y="9.401cm" svg:viewBox="0 0 2600 2600" draw:points="1300,0 2600,1300 1300,2600 0,1300">
            <text:p/>
          </draw:polygon>
          <draw:polygon draw:style-name="gr2" draw:text-style-name="P2" draw:layer="layout" svg:width="1.199cm" svg:height="1.099cm" svg:x="9.3cm" svg:y="14.001cm" svg:viewBox="0 0 1200 1100" draw:points="0,0 0,1100 1200,1100 1200,0">
            <text:p/>
          </draw:polygon>
          <draw:polygon draw:style-name="gr2" draw:text-style-name="P2" draw:layer="layout" svg:width="1.199cm" svg:height="0.999cm" svg:x="9.3cm" svg:y="15.101cm" svg:viewBox="0 0 1200 1000" draw:points="0,1000 1200,1000 1200,0 0,0">
            <text:p/>
          </draw:polygon>
          <draw:polygon draw:style-name="gr2" draw:text-style-name="P2" draw:layer="layout" svg:width="0.599cm" svg:height="2.099cm" svg:x="10.5cm" svg:y="14.001cm" svg:viewBox="0 0 600 2100" draw:points="600,2100 0,2100 0,0 600,0">
            <text:p/>
          </draw:polygon>
          <draw:polygon draw:style-name="gr2" draw:text-style-name="P2" draw:layer="layout" svg:width="2.099cm" svg:height="0.699cm" svg:x="9.3cm" svg:y="13.301cm" svg:viewBox="0 0 2100 700" draw:points="0,0 0,700 1800,700 2100,400 1700,0">
            <text:p/>
          </draw:polygon>
          <draw:polygon draw:style-name="gr2" draw:text-style-name="P2" draw:layer="layout" svg:width="1.799cm" svg:height="0.999cm" svg:x="3.5cm" svg:y="14.601cm" svg:viewBox="0 0 1800 1000" draw:points="0,0 1800,0 1800,1000 0,1000">
            <text:p/>
          </draw:polygon>
          <draw:polygon draw:style-name="gr2" draw:text-style-name="P2" draw:layer="layout" svg:width="1.799cm" svg:height="0.899cm" svg:x="3.5cm" svg:y="15.601cm" svg:viewBox="0 0 1800 900" draw:points="0,900 0,0 1800,0 1800,900">
            <text:p/>
          </draw:polygon>
          <draw:polygon draw:style-name="gr2" draw:text-style-name="P2" draw:layer="layout" svg:width="1.799cm" svg:height="1.099cm" svg:x="3.5cm" svg:y="16.501cm" svg:viewBox="0 0 1800 1100" draw:points="0,1100 0,0 1800,0 1800,1100">
            <text:p/>
          </draw:polygon>
          <draw:polygon draw:style-name="gr2" draw:text-style-name="P2" draw:layer="layout" svg:width="0.699cm" svg:height="1.299cm" svg:x="5.3cm" svg:y="2.201cm" svg:viewBox="0 0 700 1300" draw:points="0,0 700,0 700,1300 0,1300">
            <text:p/>
          </draw:polygon>
          <draw:polygon draw:style-name="gr2" draw:text-style-name="P2" draw:layer="layout" svg:width="0.699cm" svg:height="0.799cm" svg:x="5.3cm" svg:y="3.501cm" svg:viewBox="0 0 700 800" draw:points="0,800 0,0 700,0 700,800">
            <text:p/>
          </draw:polygon>
          <draw:polygon draw:style-name="gr2" draw:text-style-name="P2" draw:layer="layout" svg:width="0.699cm" svg:height="0.699cm" svg:x="5.3cm" svg:y="4.301cm" svg:viewBox="0 0 700 700" draw:points="0,700 0,0 700,0 700,700">
            <text:p/>
          </draw:polygon>
          <draw:polygon draw:style-name="gr2" draw:text-style-name="P2" draw:layer="layout" svg:width="0.699cm" svg:height="0.299cm" svg:x="5.3cm" svg:y="5.001cm" svg:viewBox="0 0 700 300" draw:points="700,300 0,300 0,0 700,0">
            <text:p/>
          </draw:polygon>
          <draw:polygon draw:style-name="gr2" draw:text-style-name="P2" draw:layer="layout" svg:width="1.799cm" svg:height="1.699cm" svg:x="9.8cm" svg:y="21.401cm" svg:viewBox="0 0 1800 1700" draw:points="0,1700 1000,1700 1000,1500 1300,1500 1300,1200 1800,700 1100,0 0,0">
            <text:p/>
          </draw:polygon>
          <draw:polygon draw:style-name="gr2" draw:text-style-name="P2" draw:layer="layout" svg:width="1.799cm" svg:height="1.699cm" svg:x="8cm" svg:y="21.401cm" svg:viewBox="0 0 1800 1700" draw:points="0,1700 1800,1700 1800,0 0,0">
            <text:p/>
          </draw:polygon>
          <draw:polygon draw:style-name="gr2" draw:text-style-name="P2" draw:layer="layout" svg:width="3.999cm" svg:height="2.499cm" svg:x="6.8cm" svg:y="23.101cm" svg:viewBox="0 0 4000 2500" draw:points="0,1100 1100,0 4000,0 4000,2500 1300,2500">
            <text:p/>
          </draw:polygon>
          <draw:polygon draw:style-name="gr2" draw:text-style-name="P2" draw:layer="layout" svg:width="1.899cm" svg:height="2.099cm" svg:x="11.8cm" svg:y="19.101cm" svg:viewBox="0 0 1900 2100" draw:points="0,800 0,1300 800,2100 1900,1000 900,0">
            <text:p/>
          </draw:polygon>
          <draw:polygon draw:style-name="gr2" draw:text-style-name="P2" draw:layer="layout" svg:width="2.699cm" svg:height="2.299cm" svg:x="12.6cm" svg:y="20.101cm" svg:viewBox="0 0 2700 2300" draw:points="1100,0 2700,1600 2000,2300 2000,1600 900,1600 900,1400 0,1400 0,1100">
            <text:p/>
          </draw:polygon>
          <draw:polygon draw:style-name="gr2" draw:text-style-name="P2" draw:layer="layout" svg:width="0.899cm" svg:height="1.399cm" svg:x="12.6cm" svg:y="21.501cm" svg:viewBox="0 0 900 1400" draw:points="0,1400 0,0 900,0 900,1400">
            <text:p/>
          </draw:polygon>
          <draw:polygon draw:style-name="gr2" draw:text-style-name="P2" draw:layer="layout" svg:width="0.599cm" svg:height="0.699cm" svg:x="14cm" svg:y="21.701cm" svg:viewBox="0 0 600 700" draw:points="0,700 600,700 600,0 0,0">
            <text:p/>
          </draw:polygon>
          <draw:polygon draw:style-name="gr2" draw:text-style-name="P2" draw:layer="layout" svg:width="0.499cm" svg:height="0.799cm" svg:x="13.5cm" svg:y="21.701cm" svg:viewBox="0 0 500 800" draw:points="0,800 500,800 500,0 0,0">
            <text:p/>
          </draw:polygon>
          <draw:polygon draw:style-name="gr2" draw:text-style-name="P2" draw:layer="layout" svg:width="1.099cm" svg:height="0.499cm" svg:x="13.5cm" svg:y="22.401cm" svg:viewBox="0 0 1100 500" draw:points="0,500 600,500 1100,0 500,0 500,100 0,100">
            <text:p/>
          </draw:polygon>
          <draw:polygon draw:style-name="gr2" draw:text-style-name="P2" draw:layer="layout" svg:width="2.999cm" svg:height="1.099cm" svg:x="5.3cm" svg:y="16.501cm" svg:viewBox="0 0 3000 1100" draw:points="0,1100 3000,1100 3000,0 0,0">
            <text:p/>
          </draw:polygon>
          <draw:polygon draw:style-name="gr2" draw:text-style-name="P2" draw:layer="layout" svg:width="2.999cm" svg:height="2.499cm" svg:x="5.3cm" svg:y="14.001cm" svg:viewBox="0 0 3000 2500" draw:points="0,0 0,2500 3000,2500 3000,0">
            <text:p/>
          </draw:polygon>
          <draw:polygon draw:style-name="gr2" draw:text-style-name="P2" draw:layer="layout" svg:width="1.299cm" svg:height="1.399cm" svg:x="5cm" svg:y="10.801cm" svg:viewBox="0 0 1300 1400" draw:points="0,1400 1300,1400 500,600 500,0 0,0">
            <text:p/>
          </draw:polygon>
          <draw:polygon draw:style-name="gr2" draw:text-style-name="P2" draw:layer="layout" svg:width="1.799cm" svg:height="1.499cm" svg:x="5.5cm" svg:y="10.701cm" svg:viewBox="0 0 1800 1500" draw:points="800,0 1800,1000 1300,1500 800,1500 0,700 0,200 200,0 500,300">
            <text:p/>
          </draw:polygon>
          <draw:polygon draw:style-name="gr2" draw:text-style-name="P2" draw:layer="layout" svg:width="1.499cm" svg:height="1.299cm" svg:x="6.3cm" svg:y="10.401cm" svg:viewBox="0 0 1500 1300" draw:points="1000,1300 1500,800 700,0 300,0 0,300">
            <text:p/>
          </draw:polygon>
          <draw:polygon draw:style-name="gr2" draw:text-style-name="P2" draw:layer="layout" svg:width="0.999cm" svg:height="0.499cm" svg:x="7.3cm" svg:y="10.701cm" svg:viewBox="0 0 1000 500" draw:points="0,0 1000,0 1000,500 500,500">
            <text:p/>
          </draw:polygon>
          <draw:polygon draw:style-name="gr2" draw:text-style-name="P2" draw:layer="layout" svg:width="1.499cm" svg:height="0.999cm" svg:x="6.8cm" svg:y="11.201cm" svg:viewBox="0 0 1500 1000" draw:points="1500,1000 0,1000 1000,0 1500,0">
            <text:p/>
          </draw:polygon>
          <draw:polygon draw:style-name="gr2" draw:text-style-name="P2" draw:layer="layout" svg:width="2.599cm" svg:height="2.599cm" svg:x="12.6cm" svg:y="10.701cm" svg:viewBox="0 0 2600 2600" draw:points="0,1300 0,1800 800,2600 2600,800 1800,0 1300,0">
            <text:p/>
          </draw:polygon>
          <draw:polygon draw:style-name="gr2" draw:text-style-name="P2" draw:layer="layout" svg:width="1.799cm" svg:height="1.599cm" svg:x="9.3cm" svg:y="16.101cm" svg:viewBox="0 0 1800 1600" draw:points="0,1600 0,0 1800,0 1800,1600">
            <text:p/>
          </draw:polygon>
          <draw:polygon draw:style-name="gr2" draw:text-style-name="P2" draw:layer="layout" svg:width="2.799cm" svg:height="1.499cm" svg:x="3.4cm" svg:y="18.301cm" svg:viewBox="0 0 2800 1500" draw:points="0,1400 0,0 2800,0 1600,1200 1600,1500">
            <text:p/>
          </draw:polygon>
          <draw:polygon draw:style-name="gr2" draw:text-style-name="P2" draw:layer="layout" svg:width="0.999cm" svg:height="1.199cm" svg:x="8cm" svg:y="19.601cm" svg:viewBox="0 0 1000 1200" draw:points="0,0 1000,0 1000,1200 300,1200 100,1000">
            <text:p/>
          </draw:polygon>
          <draw:polygon draw:style-name="gr2" draw:text-style-name="P2" draw:layer="layout" svg:width="0.999cm" svg:height="1.199cm" svg:x="9cm" svg:y="19.601cm" svg:viewBox="0 0 1000 1200" draw:points="1000,0 0,0 0,1200 1000,1200">
            <text:p/>
          </draw:polygon>
          <draw:polygon draw:style-name="gr2" draw:text-style-name="P2" draw:layer="layout" svg:width="1.099cm" svg:height="1.199cm" svg:x="10cm" svg:y="19.601cm" svg:viewBox="0 0 1100 1200" draw:points="1100,0 0,0 0,1200 900,1200 1100,1000">
            <text:p/>
          </draw:polygon>
          <draw:polygon draw:style-name="gr2" draw:text-style-name="P2" draw:layer="layout" svg:width="6.099cm" svg:height="1.499cm" svg:x="5cm" svg:y="18.301cm" svg:viewBox="0 0 6100 1500" draw:points="6100,700 6100,1300 3000,1300 2800,1100 600,1100 200,1500 0,1500 0,1200 1200,0 1400,0 1600,200 3300,200 3300,700">
            <text:p/>
          </draw:polygon>
          <draw:polygon draw:style-name="gr2" draw:text-style-name="P2" draw:layer="layout" svg:width="3.199cm" svg:height="1.799cm" svg:x="3.4cm" svg:y="19.701cm" svg:viewBox="0 0 3200 1800" draw:points="0,1500 0,0 1900,0 3200,1300 3200,1700 2300,1700 2300,1800 1800,1800 1300,1800 1300,1500">
            <text:p/>
          </draw:polygon>
          <draw:polygon draw:style-name="gr2" draw:text-style-name="P2" draw:layer="layout" svg:width="2.799cm" svg:height="1.999cm" svg:x="5.3cm" svg:y="19.301cm" svg:viewBox="0 0 2800 2000" draw:points="0,400 400,0 2500,0 2800,300 2800,1600 2400,2000 1300,2000">
            <text:p/>
          </draw:polygon>
          <draw:polygon draw:style-name="gr2" draw:text-style-name="P2" draw:layer="layout" svg:width="1.799cm" svg:height="1.799cm" svg:x="9.3cm" svg:y="7.401cm" svg:viewBox="0 0 1800 1800" draw:points="0,0 1800,0 0,1800">
            <text:p/>
          </draw:polygon>
          <draw:polygon draw:style-name="gr2" draw:text-style-name="P2" draw:layer="layout" svg:width="4.299cm" svg:height="2.699cm" svg:x="3.7cm" svg:y="21.101cm" svg:viewBox="0 0 4300 2700" draw:points="4300,200 4300,2000 4200,2000 3500,2700 2800,2000 2800,1700 1300,1700 1300,1400 0,100 1000,100 1000,400 2000,400 2000,300 2900,300 2900,200 4000,200 4200,0 4300,100">
            <text:p/>
          </draw:polygon>
          <draw:polygon draw:style-name="gr3" draw:text-style-name="P4" draw:layer="layout" svg:width="3.499cm" svg:height="3.499cm" svg:x="13.8cm" svg:y="12.201cm" svg:viewBox="0 0 3500 3500" draw:points="1600,0 3300,1700 3500,1900 1900,3500 0,1600">
            <text:p text:style-name="P3"><text:span text:style-name="T1">221</text:span></text:p>
          </draw:polygon>
          <draw:polygon draw:style-name="gr3" draw:text-style-name="P4" draw:layer="layout" svg:width="3.399cm" svg:height="3.399cm" svg:x="12.3cm" svg:y="13.801cm" svg:viewBox="0 0 3400 3400" draw:points="3400,1900 1900,3400 0,1500 1500,0">
            <text:p text:style-name="P3"><text:span text:style-name="T1">222</text:span></text:p>
          </draw:polygon>
          <draw:polygon draw:style-name="gr3" draw:text-style-name="P4" draw:layer="layout" svg:width="2.499cm" svg:height="3.399cm" svg:x="11.7cm" svg:y="15.301cm" svg:viewBox="0 0 2500 3400" draw:points="600,0 2500,1900 1000,3400 0,2400 0,600">
            <text:p text:style-name="P3"><text:span text:style-name="T1">2</text:span><text:span text:style-name="T1">2</text:span><text:span text:style-name="T1">3</text:span></text:p>
          </draw:polygon>
          <draw:polygon draw:style-name="gr4" draw:text-style-name="P5" draw:layer="layout" svg:width="3.299cm" svg:height="3.299cm" svg:x="9.3cm" svg:y="7.401cm" svg:viewBox="0 0 3300 3300" draw:points="2000,3300 0,3300 0,1800 1800,0 3300,0 3300,2000">
            <text:p text:style-name="P3"><text:span text:style-name="T1">227</text:span></text:p>
          </draw:polygon>
          <draw:polygon draw:style-name="gr4" draw:text-style-name="P5" draw:layer="layout" svg:width="2.599cm" svg:height="4.099cm" svg:x="12.6cm" svg:y="7.401cm" svg:viewBox="0 0 2600 4100" draw:points="0,0 0,2000 1300,3300 1800,3300 2600,4100 2600,0">
            <text:p text:style-name="P3"><text:span text:style-name="T1">2</text:span><text:span text:style-name="T1">2</text:span><text:span text:style-name="T1">5</text:span></text:p>
          </draw:polygon>
          <draw:polygon draw:style-name="gr4" draw:text-style-name="P5" draw:layer="layout" svg:width="3.299cm" svg:height="2.999cm" svg:x="9.3cm" svg:y="10.701cm" svg:viewBox="0 0 3300 3000" draw:points="0,2600 0,0 2000,0 3300,1300 3300,1800 2100,3000 1700,2600">
            <text:p text:style-name="P3"><text:span text:style-name="T1">22</text:span><text:span text:style-name="T1">8</text:span></text:p>
          </draw:polygon>
          <draw:polygon draw:style-name="gr4" draw:text-style-name="P5" draw:layer="layout" svg:width="3.299cm" svg:height="1.799cm" svg:x="5cm" svg:y="12.201cm" svg:viewBox="0 0 3300 1800" draw:points="3300,0 3300,1800 0,1800 0,0">
            <text:p text:style-name="P3"><text:span text:style-name="T1">23</text:span><text:span text:style-name="T1">3</text:span></text:p>
          </draw:polygon>
          <draw:polygon draw:style-name="gr4" draw:text-style-name="P5" draw:layer="layout" svg:width="1.799cm" svg:height="3.699cm" svg:x="3.5cm" svg:y="10.901cm" svg:viewBox="0 0 1800 3700" draw:points="0,0 1500,0 1500,3100 1800,3100 1800,3700 0,3700">
            <text:p text:style-name="P3"><text:span text:style-name="T1">248</text:span></text:p>
          </draw:polygon>
          <draw:polygon draw:style-name="gr3" draw:text-style-name="P4" draw:layer="layout" svg:width="1.799cm" svg:height="2.499cm" svg:x="6.5cm" svg:y="7.401cm" svg:viewBox="0 0 1800 2500" draw:points="1800,2500 0,2500 0,0 1800,0">
            <text:p text:style-name="P3"><text:span text:style-name="T1">235</text:span></text:p>
          </draw:polygon>
          <draw:polygon draw:style-name="gr3" draw:text-style-name="P4" draw:layer="layout" svg:width="2.199cm" svg:height="2.499cm" svg:x="4.3cm" svg:y="7.401cm" svg:viewBox="0 0 2200 2500" draw:points="100,2500 2200,2500 2200,0 0,0 0,104">
            <text:p text:style-name="P3"><text:span text:style-name="T1">2</text:span><text:span text:style-name="T1">3</text:span><text:span text:style-name="T1">6</text:span></text:p>
          </draw:polygon>
          <draw:polygon draw:style-name="gr3" draw:text-style-name="P4" draw:layer="layout" svg:width="1.399cm" svg:height="3.799cm" svg:x="10.8cm" svg:y="22.101cm" svg:viewBox="0 0 1400 3800" draw:points="0,3500 0,3800 500,3800 1400,2900 1400,600 800,0 300,500 300,800 0,800">
            <text:p text:style-name="P3"><text:span text:style-name="T1">2</text:span><text:span text:style-name="T1">5</text:span><text:span text:style-name="T1">1</text:span></text:p>
          </draw:polygon>
          <draw:polygon draw:style-name="gr5" draw:text-style-name="P6" draw:layer="layout" svg:width="2.999cm" svg:height="3.899cm" svg:x="3cm" svg:y="1.801cm" svg:viewBox="0 0 3000 3900" draw:points="3000,0 0,0 0,3900 3000,3900 3000,3529 2276,3529 2276,650 3000,650">
            <text:p text:style-name="P3"><text:span text:style-name="T1">201</text:span></text:p>
          </draw:polygon>
          <draw:polygon draw:style-name="gr2" draw:text-style-name="P2" draw:layer="layout" svg:width="1.399cm" svg:height="2.499cm" svg:x="1.6cm" svg:y="1.801cm" svg:viewBox="0 0 1400 2500" draw:points="1400,0 0,0 0,2500 1400,2500">
            <text:p/>
          </draw:polygon>
          <draw:polygon draw:style-name="gr2" draw:text-style-name="P2" draw:layer="layout" svg:width="3.399cm" svg:height="3.099cm" svg:x="1.6cm" svg:y="4.301cm" svg:viewBox="0 0 3400 3100" draw:points="3400,3100 3400,1356 1400,1356 1400,0 0,0 0,3100">
            <text:p/>
          </draw:polygon>
          <draw:polygon draw:style-name="gr3" draw:text-style-name="P4" draw:layer="layout" svg:width="2.799cm" svg:height="2.499cm" svg:x="1.6cm" svg:y="7.401cm" svg:viewBox="0 0 2800 2500" draw:points="2800,2500 0,2500 0,0 2683,0">
            <text:p text:style-name="P3"><text:span text:style-name="T1">237</text:span></text:p>
          </draw:polygon>
          <draw:polygon draw:style-name="gr2" draw:text-style-name="P2" draw:layer="layout" svg:width="1.199cm" svg:height="0.999cm" svg:x="1.6cm" svg:y="11.401cm" svg:viewBox="0 0 1200 1000" draw:points="0,0 1200,0 1200,1000 0,1000">
            <text:p/>
          </draw:polygon>
          <draw:polygon draw:style-name="gr2" draw:text-style-name="P2" draw:layer="layout" svg:width="1.199cm" svg:height="1.499cm" svg:x="1.6cm" svg:y="9.901cm" svg:viewBox="0 0 1200 1500" draw:points="1200,0 0,0 0,1500 1200,1500">
            <text:p/>
          </draw:polygon>
          <draw:polygon draw:style-name="gr2" draw:text-style-name="P2" draw:layer="layout" svg:width="1.199cm" svg:height="0.999cm" svg:x="1.6cm" svg:y="12.401cm" svg:viewBox="0 0 1200 1000" draw:points="1200,0 0,0 0,1000 1200,1000">
            <text:p/>
          </draw:polygon>
          <draw:polygon draw:style-name="gr2" draw:text-style-name="P2" draw:layer="layout" svg:width="1.199cm" svg:height="1.999cm" svg:x="1.6cm" svg:y="13.401cm" svg:viewBox="0 0 1200 2000" draw:points="1200,0 0,0 0,2000 1200,2000">
            <text:p/>
          </draw:polygon>
          <draw:polygon draw:style-name="gr2" draw:text-style-name="P2" draw:layer="layout" svg:width="1.199cm" svg:height="2.399cm" svg:x="1.6cm" svg:y="15.401cm" svg:viewBox="0 0 1200 2400" draw:points="1200,0 0,0 0,1300 1100,2400 1200,2300">
            <text:p/>
          </draw:polygon>
          <draw:polygon draw:style-name="gr3" draw:text-style-name="P4" draw:layer="layout" svg:width="4.599cm" svg:height="7.899cm" svg:x="12.5cm" svg:y="18.501cm" svg:viewBox="0 0 4600 7900" draw:points="200,4400 1600,4400 2800,3200 0,400 400,0 3300,2900 3300,3600 4600,4900 1600,7900 100,6400 1000,5500 700,5200 700,4700 200,4700"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253</text:span></text:p>
          </draw:polygon>
          <draw:polygon draw:style-name="gr2" draw:text-style-name="P2" draw:layer="layout" svg:width="2.099cm" svg:height="3.799cm" svg:x="15.4cm" svg:y="10.301cm" svg:viewBox="0 0 2100 3800" draw:points="300,0 2100,0 2100,3800 1800,3800 0,2000 300,1700">
            <text:p/>
          </draw:polygon>
        </draw:g>
        <draw:polygon draw:style-name="gr2" draw:text-style-name="P2" draw:layer="layout" svg:width="3.199cm" svg:height="4.499cm" svg:x="5cm" svg:y="22.801cm" svg:viewBox="0 0 3200 4500" draw:points="1800,1400 3200,2800 1500,4500 200,3200 200,3000 200,400 0,200 0,0 1500,0 1500,300 2200,1000">
          <text:p/>
        </draw:polygon>
        <draw:polygon draw:style-name="gr3" draw:text-style-name="P4" draw:layer="layout" svg:width="1.799cm" svg:height="1.399cm" svg:x="9.2cm" svg:y="25.601cm" svg:viewBox="0 0 1800 1400" draw:points="1800,300 1600,300 1600,0 0,0 0,600 800,1400 1500,1400 1700,1200 1400,900 1800,500">
          <text:p text:style-name="P3"><text:span text:style-name="T1">258</text:span></text:p>
        </draw:polygon>
        <draw:polygon draw:style-name="gr2" draw:text-style-name="P2" draw:layer="layout" svg:width="2.199cm" svg:height="1.999cm" svg:x="7.3cm" svg:y="25.601cm" svg:viewBox="0 0 2200 2000" draw:points="1100,2000 2200,900 1900,600 1900,0 900,0 0,900">
          <text:p/>
        </draw:polygon>
        <draw:polygon draw:style-name="gr2" draw:text-style-name="P2" draw:layer="layout" svg:width="1.899cm" svg:height="1.899cm" svg:x="6.5cm" svg:y="26.501cm" svg:viewBox="0 0 1900 1900" draw:points="1900,1100 800,0 0,800 1100,1900">
          <text:p/>
        </draw:polygon>
        <draw:polygon draw:style-name="gr2" draw:text-style-name="P2" draw:layer="layout" svg:width="1.599cm" svg:height="1.599cm" svg:x="8.7cm" svg:y="27.401cm" svg:viewBox="0 0 1600 1600" draw:points="0,1500 0,500 500,0 1600,0 1600,1600">
          <text:p/>
        </draw:polygon>
        <draw:polygon draw:style-name="gr2" draw:text-style-name="P2" draw:layer="layout" svg:width="5.799cm" svg:height="2.899cm" svg:x="6.5cm" svg:y="28.901cm" svg:viewBox="0 0 5800 2900" draw:points="0,1400 0,1200 1200,0 4500,0 4500,300 5800,1600 4500,2900 1400,2900">
          <text:p/>
        </draw:polygon>
        <draw:polygon draw:style-name="gr2" draw:text-style-name="P2" draw:layer="layout" svg:width="2.999cm" svg:height="2.799cm" svg:x="10.9cm" svg:y="30.501cm" svg:viewBox="0 0 3000 2800" draw:points="1400,0 100,1300 0,1300 0,1500 200,1500 1500,2800 2700,1600 3000,1600 3000,1400 1600,0">
          <text:p/>
        </draw:polygon>
        <draw:polygon draw:style-name="gr2" draw:text-style-name="P2" draw:layer="layout" svg:width="2.699cm" svg:height="1.899cm" svg:x="9.5cm" svg:y="31.801cm" svg:viewBox="0 0 2700 1900" draw:points="100,0 1400,0 1400,200 1600,200 2700,1300 2100,1900 400,1900 0,1500">
          <text:p/>
        </draw:polygon>
        <draw:polygon draw:style-name="gr2" draw:text-style-name="P2" draw:layer="layout" svg:width="2.299cm" svg:height="1.399cm" svg:x="7.3cm" svg:y="31.801cm" svg:viewBox="0 0 2300 1400" draw:points="600,0 2300,0 2300,1400 600,1400 0,800 600,200">
          <text:p/>
        </draw:polygon>
        <draw:polygon draw:style-name="gr2" draw:text-style-name="P2" draw:layer="layout" svg:width="3.099cm" svg:height="2.099cm" svg:x="12.4cm" svg:y="32.101cm" svg:viewBox="0 0 3100 2100" draw:points="0,1200 0,2100 3100,2100 3100,1900 2900,1700 2900,1300 1600,0 1200,0">
          <text:p/>
        </draw:polygon>
        <draw:polygon draw:style-name="gr2" draw:text-style-name="P2" draw:layer="layout" svg:width="1.599cm" svg:height="1.399cm" svg:x="11.5cm" svg:y="25.601cm" svg:viewBox="0 0 1600 1400" draw:points="0,700 700,0 1600,900 1200,1300 1000,1100 700,1400">
          <text:p/>
        </draw:polygon>
        <draw:polygon draw:style-name="gr2" draw:text-style-name="P2" draw:layer="layout" svg:width="1.599cm" svg:height="1.599cm" svg:x="12.2cm" svg:y="25.001cm" svg:viewBox="0 0 1600 1600" draw:points="0,600 600,0 1600,1000 1000,1600">
          <text:p/>
        </draw:polygon>
        <draw:polygon draw:style-name="gr2" draw:text-style-name="P2" draw:layer="layout" svg:width="0.799cm" svg:height="0.899cm" svg:x="13.2cm" svg:y="25.901cm" svg:viewBox="0 0 800 900" draw:points="0,700 200,900 800,300 500,0 500,100">
          <text:p/>
        </draw:polygon>
        <draw:polygon draw:style-name="gr2" draw:text-style-name="P2" draw:layer="layout" svg:width="1.199cm" svg:height="0.999cm" svg:x="12.2cm" svg:y="26.501cm" svg:viewBox="0 0 1200 1000" draw:points="0,500 500,1000 1200,300 900,0 500,400 300,200">
          <text:p/>
        </draw:polygon>
        <draw:polygon draw:style-name="gr2" draw:text-style-name="P2" draw:layer="layout" svg:width="2.399cm" svg:height="2.299cm" svg:x="5.1cm" svg:y="28.001cm" svg:viewBox="0 0 2400 2300" draw:points="1400,2300 1400,2100 2400,1100 1300,0 0,1300 1000,2300">
          <text:p/>
        </draw:polygon>
        <draw:polygon draw:style-name="gr3" draw:text-style-name="P4" draw:layer="layout" svg:width="3.799cm" svg:height="3.699cm" svg:x="4.2cm" svg:y="29.701cm" svg:viewBox="0 0 3800 3700" draw:points="1300,0 1900,600 2300,600 3800,2100 3800,2300 2400,3700 2200,3500 2200,3400 0,1200">
          <text:p text:style-name="P3"><text:span text:style-name="T1">269</text:span></text:p>
        </draw:polygon>
        <draw:polygon draw:style-name="gr2" draw:text-style-name="P2" draw:layer="layout" svg:width="1.799cm" svg:height="1.099cm" svg:x="7.1cm" svg:y="33.201cm" svg:viewBox="0 0 1800 1100" draw:points="800,0 1800,0 1800,1100 400,1100 0,700 600,100 800,100">
          <text:p/>
        </draw:polygon>
        <draw:polygon draw:style-name="gr2" draw:text-style-name="P2" draw:layer="layout" svg:width="1.999cm" svg:height="1.099cm" svg:x="8.9cm" svg:y="33.201cm" svg:viewBox="0 0 2000 1100" draw:points="700,0 0,0 0,1100 900,1100 900,800 2000,800 2000,500 1000,500">
          <text:p/>
        </draw:polygon>
        <draw:polygon draw:style-name="gr2" draw:text-style-name="P2" draw:layer="layout" svg:width="0.799cm" svg:height="0.299cm" svg:x="10.9cm" svg:y="33.701cm" svg:viewBox="0 0 800 300" draw:points="800,200 700,300 0,300 0,0 700,0">
          <text:p/>
        </draw:polygon>
        <draw:polygon draw:style-name="gr2" draw:text-style-name="P2" draw:layer="layout" svg:width="0.799cm" svg:height="0.799cm" svg:x="11.6cm" svg:y="33.101cm" svg:viewBox="0 0 800 800" draw:points="0,600 600,0 800,200 800,800 100,800">
          <text:p/>
        </draw:polygon>
        <draw:polygon draw:style-name="gr2" draw:text-style-name="P2" draw:layer="layout" svg:width="2.899cm" svg:height="1.899cm" svg:x="9.1cm" svg:y="34.701cm" svg:viewBox="0 0 2900 1900" draw:points="0,1200 300,1500 300,1900 2900,1900 2900,0 1300,0">
          <text:p/>
        </draw:polygon>
        <draw:polygon draw:style-name="gr2" draw:text-style-name="P2" draw:layer="layout" svg:width="2.699cm" svg:height="1.899cm" svg:x="12cm" svg:y="34.701cm" svg:viewBox="0 0 2700 1900" draw:points="0,0 2700,0 2700,1900 0,1900">
          <text:p/>
        </draw:polygon>
        <draw:polygon draw:style-name="gr2" draw:text-style-name="P2" draw:layer="layout" svg:width="2.299cm" svg:height="2.199cm" svg:x="14.7cm" svg:y="34.401cm" svg:viewBox="0 0 2300 2200" draw:points="0,2200 0,300 1500,300 1800,0 2300,500 2300,800 2000,1100 2000,2200">
          <text:p/>
        </draw:polygon>
        <draw:polygon draw:style-name="gr2" draw:text-style-name="P2" draw:layer="layout" svg:width="5.799cm" svg:height="2.599cm" svg:x="14cm" svg:y="30.901cm" svg:viewBox="0 0 5800 2600" draw:points="0,1200 1400,2600 4600,2600 5800,1400 4400,0 1400,0">
          <text:p/>
        </draw:polygon>
        <draw:polygon draw:style-name="gr2" draw:text-style-name="P2" draw:layer="layout" svg:width="2.299cm" svg:height="2.199cm" svg:x="10.3cm" svg:y="27.401cm" svg:viewBox="0 0 2300 2200" draw:points="0,0 0,1500 700,1500 700,1800 1100,2200 2300,1000 1400,100">
          <text:p/>
        </draw:polygon>
        <draw:polygon draw:style-name="gr3" draw:text-style-name="P4" draw:layer="layout" svg:width="2.899cm" svg:height="2.799cm" svg:x="3.6cm" svg:y="26.001cm" svg:viewBox="0 0 2900 2800" draw:points="1600,0 300,1300 0,1300 0,1600 1200,2800 2700,1300 2900,1300">
          <text:p text:style-name="P3"><text:span text:style-name="T1">26</text:span><text:span text:style-name="T1">6</text:span></text:p>
          <text:p text:style-name="P3"><text:span text:style-name="T1"/></text:p>
        </draw:polygon>
        <draw:polygon draw:style-name="gr2" draw:text-style-name="P2" draw:layer="layout" svg:width="1.699cm" svg:height="1.699cm" svg:x="3cm" svg:y="27.601cm" svg:viewBox="0 0 1700 1700" draw:points="1700,1100 1100,1700 0,600 600,0 800,200">
          <text:p/>
        </draw:polygon>
        <draw:polygon draw:style-name="gr2" draw:text-style-name="P2" draw:layer="layout" svg:width="1.399cm" svg:height="1.499cm" svg:x="2.105cm" svg:y="28.954cm" svg:viewBox="0 0 1400 1500" draw:points="400,0 0,0 0,1500 1400,1500 1400,1100">
          <text:p/>
        </draw:polygon>
        <draw:polygon draw:style-name="gr2" draw:text-style-name="P2" draw:layer="layout" svg:width="1.399cm" svg:height="1.099cm" svg:x="2.1cm" svg:y="30.401cm" svg:viewBox="0 0 1400 1100" draw:points="0,0 1400,0 1400,1100 0,1100 0,1000">
          <text:p/>
        </draw:polygon>
        <draw:polygon draw:style-name="gr2" draw:text-style-name="P2" draw:layer="layout" svg:width="5.399cm" svg:height="5.199cm" svg:x="2.1cm" svg:y="31.401cm" svg:viewBox="0 0 5400 5200" draw:points="0,106 1500,106 1500,0 1800,0 5400,3820 4300,4988 4300,5200 1300,5200 0,3820">
          <text:p/>
        </draw:polygon>
        <draw:polygon draw:style-name="gr2" draw:text-style-name="P2" draw:layer="layout" svg:width="0.899cm" svg:height="0.899cm" svg:x="6.3cm" svg:y="35.401cm" svg:viewBox="0 0 900 900" draw:points="0,900 300,900 900,300 600,0 0,600">
          <text:p/>
        </draw:polygon>
        <draw:polygon draw:style-name="gr2" draw:text-style-name="P2" draw:layer="layout" svg:width="0.899cm" svg:height="0.899cm" svg:x="6.9cm" svg:y="34.901cm" svg:viewBox="0 0 900 900" draw:points="900,0 600,0 0,600 300,900 800,400">
          <text:p/>
        </draw:polygon>
        <draw:polygon draw:style-name="gr2" draw:text-style-name="P2" draw:layer="layout" svg:width="1.999cm" svg:height="2.299cm" svg:x="16.5cm" svg:y="34.301cm" svg:viewBox="0 0 2000 2300" draw:points="0,100 500,600 500,900 200,1200 200,2300 2000,2300 2000,0 500,0 300,200 100,0">
          <text:p/>
        </draw:polygon>
        <draw:custom-shape draw:style-name="gr6" draw:text-style-name="P7" draw:layer="layout" svg:width="1.5cm" svg:height="0.6cm" svg:x="11.1cm" svg:y="6.774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2.899cm" svg:height="3.099cm" svg:x="18.3cm" svg:y="29.501cm" svg:viewBox="0 0 2900 3100" draw:points="1500,2800 0,1300 500,1300 1800,0 2900,1100 2000,2000 2400,2400 1700,3100">
          <text:p/>
        </draw:polygon>
        <draw:polygon draw:style-name="gr2" draw:text-style-name="P2" draw:layer="layout" svg:width="1.499cm" svg:height="1.399cm" svg:x="20.2cm" svg:y="30.601cm" svg:viewBox="0 0 1500 1400" draw:points="1000,0 0,1000 400,1400 1300,1400 1300,300 1500,300">
          <text:p/>
        </draw:polygon>
        <draw:polygon draw:style-name="gr2" draw:text-style-name="P2" draw:layer="layout" svg:width="1.199cm" svg:height="1.199cm" svg:x="19.7cm" svg:y="33.701cm" svg:viewBox="0 0 1200 1200" draw:points="0,600 600,1200 1200,600 600,0">
          <text:p/>
        </draw:polygon>
        <draw:polygon draw:style-name="gr2" draw:text-style-name="P2" draw:layer="layout" svg:width="1.199cm" svg:height="1.199cm" svg:x="20.3cm" svg:y="33.101cm" svg:viewBox="0 0 1200 1200" draw:points="600,1200 0,600 600,0 1200,0 1200,600 900,600 900,900">
          <text:p/>
        </draw:polygon>
        <draw:polygon draw:style-name="gr2" draw:text-style-name="P2" draw:layer="layout" svg:width="0.799cm" svg:height="0.899cm" svg:x="21.5cm" svg:y="33.101cm" svg:viewBox="0 0 800 900" draw:points="0,0 800,0 800,900 0,900">
          <text:p/>
        </draw:polygon>
        <draw:polygon draw:style-name="gr2" draw:text-style-name="P2" draw:layer="layout" svg:width="1.499cm" svg:height="2.199cm" svg:x="18.5cm" svg:y="34.401cm" svg:viewBox="0 0 1500 2200" draw:points="0,2200 1500,700 800,0 0,800">
          <text:p/>
        </draw:polygon>
        <draw:polygon draw:style-name="gr2" draw:text-style-name="P2" draw:layer="layout" svg:width="0.799cm" svg:height="0.999cm" svg:x="18.5cm" svg:y="34.201cm" svg:viewBox="0 0 800 1000" draw:points="0,0 800,0 800,200 0,1000">
          <text:p/>
        </draw:polygon>
        <draw:polygon draw:style-name="gr2" draw:text-style-name="P2" draw:layer="layout" svg:width="3.499cm" svg:height="1.699cm" svg:x="21.5cm" svg:y="30.701cm" svg:viewBox="0 0 3500 1700" draw:points="0,1300 900,1300 900,1700 1800,1700 3500,0 0,0">
          <text:p/>
        </draw:polygon>
        <draw:polygon draw:style-name="gr2" draw:text-style-name="P2" draw:layer="layout" svg:width="4.499cm" svg:height="3.199cm" svg:x="23.4cm" svg:y="30.701cm" svg:viewBox="0 0 4500 3200" draw:points="1200,3100 1200,2800 0,1600 1600,0 4500,2900 4200,3200 1300,3200">
          <text:p/>
        </draw:polygon>
        <draw:polygon draw:style-name="gr2" draw:text-style-name="P2" draw:layer="layout" svg:width="6.599cm" svg:height="2.199cm" svg:x="21.1cm" svg:y="34.401cm" svg:viewBox="0 0 6600 2200" draw:points="0,1354 1300,254 1300,0 6600,0 6600,2200 500,2200 500,1777">
          <text:p/>
        </draw:polygon>
        <draw:polygon draw:style-name="gr2" draw:text-style-name="P2" draw:layer="layout" svg:width="3.699cm" svg:height="2.299cm" svg:x="27.7cm" svg:y="34.401cm" svg:viewBox="0 0 3700 2300" draw:points="0,2215 0,0 3700,0 3700,2300">
          <text:p/>
        </draw:polygon>
        <draw:polygon draw:style-name="gr2" draw:text-style-name="P2" draw:layer="layout" svg:width="1.699cm" svg:height="1.299cm" svg:x="31.4cm" svg:y="34.401cm" svg:viewBox="0 0 1700 1300" draw:points="0,0 1700,0 1700,1300 0,1300">
          <text:p/>
        </draw:polygon>
        <draw:polygon draw:style-name="gr2" draw:text-style-name="P2" draw:layer="layout" svg:width="2.899cm" svg:height="1.399cm" svg:x="33.6cm" svg:y="34.301cm" svg:viewBox="0 0 2900 1400" draw:points="0,100 0,1400 2900,1400 2900,0">
          <text:p/>
        </draw:polygon>
        <draw:polygon draw:style-name="gr2" draw:text-style-name="P2" draw:layer="layout" svg:width="1.699cm" svg:height="0.999cm" svg:x="31.4cm" svg:y="35.701cm" svg:viewBox="0 0 1700 1000" draw:points="0,1000 1700,1000 1700,0 0,0">
          <text:p/>
        </draw:polygon>
        <draw:polygon draw:style-name="gr2" draw:text-style-name="P2" draw:layer="layout" svg:width="1.099cm" svg:height="0.599cm" svg:x="33.1cm" svg:y="36.101cm" svg:viewBox="0 0 1100 600" draw:points="0,0 1100,0 1100,600 0,600">
          <text:p/>
        </draw:polygon>
        <draw:polygon draw:style-name="gr2" draw:text-style-name="P2" draw:layer="layout" svg:width="1.299cm" svg:height="0.599cm" svg:x="34.2cm" svg:y="36.101cm" svg:viewBox="0 0 1300 600" draw:points="0,0 1300,0 1300,600 0,600">
          <text:p/>
        </draw:polygon>
        <draw:polygon draw:style-name="gr2" draw:text-style-name="P2" draw:layer="layout" svg:width="1.299cm" svg:height="0.599cm" svg:x="35.5cm" svg:y="36.101cm" svg:viewBox="0 0 1300 600" draw:points="0,600 0,0 1300,0 1300,600">
          <text:p/>
        </draw:polygon>
        <draw:polygon draw:style-name="gr2" draw:text-style-name="P2" draw:layer="layout" svg:width="1.699cm" svg:height="1.499cm" svg:x="33.4cm" svg:y="32.301cm" svg:viewBox="0 0 1700 1500" draw:points="0,1500 0,0 1700,0 1700,500 1500,500 1500,1500">
          <text:p/>
        </draw:polygon>
        <draw:polygon draw:style-name="gr2" draw:text-style-name="P2" draw:layer="layout" svg:width="1.799cm" svg:height="1.499cm" svg:x="34.9cm" svg:y="32.301cm" svg:viewBox="0 0 1800 1500" draw:points="0,1500 0,500 200,500 200,0 1600,0 1600,600 1800,600 1800,1500">
          <text:p/>
        </draw:polygon>
        <draw:polygon draw:style-name="gr2" draw:text-style-name="P2" draw:layer="layout" svg:width="2.099cm" svg:height="1.099cm" svg:x="36.5cm" svg:y="32.301cm" svg:viewBox="0 0 2100 1100" draw:points="1400,1100 200,1100 200,600 0,600 0,0 1600,0 2100,500">
          <text:p/>
        </draw:polygon>
        <draw:polygon draw:style-name="gr2" draw:text-style-name="P2" draw:layer="layout" svg:width="2.199cm" svg:height="1.299cm" svg:x="37.1cm" svg:y="34.201cm" svg:viewBox="0 0 2200 1300" draw:points="0,1300 0,0 2200,0 2200,1300">
          <text:p/>
        </draw:polygon>
        <draw:polygon draw:style-name="gr2" draw:text-style-name="P2" draw:layer="layout" svg:width="1.399cm" svg:height="1.399cm" svg:x="37.9cm" svg:y="32.801cm" svg:viewBox="0 0 1400 1400" draw:points="0,560 263,840 263,1400 1400,1400 1400,840 613,0">
          <text:p/>
        </draw:polygon>
        <draw:polygon draw:style-name="gr2" draw:text-style-name="P2" draw:layer="layout" svg:width="1.299cm" svg:height="1.299cm" svg:x="30.8cm" svg:y="32.401cm" svg:viewBox="0 0 1300 1300" draw:points="0,1300 1300,0 0,0">
          <text:p/>
        </draw:polygon>
        <draw:polygon draw:style-name="gr2" draw:text-style-name="P2" draw:layer="layout" svg:width="2.799cm" svg:height="1.899cm" svg:x="29.8cm" svg:y="29.001cm" svg:viewBox="0 0 2800 1900" draw:points="2800,1900 2800,0 900,0 0,900 1000,1900">
          <text:p/>
        </draw:polygon>
        <draw:polygon draw:style-name="gr2" draw:text-style-name="P2" draw:layer="layout" svg:width="1.399cm" svg:height="0.899cm" svg:x="35cm" svg:y="30.001cm" svg:viewBox="0 0 1400 900" draw:points="0,900 0,400 400,0 1100,0 1100,900 1400,900">
          <text:p/>
        </draw:polygon>
        <draw:polygon draw:style-name="gr2" draw:text-style-name="P2" draw:layer="layout" svg:width="1.399cm" svg:height="1.199cm" svg:x="36.1cm" svg:y="29.701cm" svg:viewBox="0 0 1400 1200" draw:points="1400,1200 0,1200 0,0 1400,0">
          <text:p/>
        </draw:polygon>
        <draw:polygon draw:style-name="gr2" draw:text-style-name="P2" draw:layer="layout" svg:width="1.799cm" svg:height="1.899cm" svg:x="37.5cm" svg:y="29.001cm" svg:viewBox="0 0 1800 1900" draw:points="1800,1900 0,1900 0,700 548,700 548,0 1800,0">
          <text:p/>
        </draw:polygon>
        <draw:polygon draw:style-name="gr2" draw:text-style-name="P2" draw:layer="layout" svg:width="1.299cm" svg:height="1.299cm" svg:x="38cm" svg:y="27.701cm" svg:viewBox="0 0 1300 1300" draw:points="0,1300 1300,1300 1300,0 0,0">
          <text:p/>
        </draw:polygon>
        <draw:polygon draw:style-name="gr2" draw:text-style-name="P2" draw:layer="layout" svg:width="1.499cm" svg:height="1.599cm" svg:x="37.8cm" svg:y="26.101cm" svg:viewBox="0 0 1500 1600" draw:points="1500,1600 237,1600 237,900 0,600 474,0 1500,1300">
          <text:p/>
        </draw:polygon>
        <draw:polygon draw:style-name="gr2" draw:text-style-name="P2" draw:layer="layout" svg:width="1.399cm" svg:height="1.599cm" svg:x="34.7cm" svg:y="27.301cm" svg:viewBox="0 0 1400 1600" draw:points="0,1600 1400,1600 1400,0 0,0">
          <text:p/>
        </draw:polygon>
        <draw:polygon draw:style-name="gr2" draw:text-style-name="P2" draw:layer="layout" svg:width="1.399cm" svg:height="1.599cm" svg:x="36.1cm" svg:y="27.301cm" svg:viewBox="0 0 1400 1600" draw:points="0,1600 0,0 1400,0 1400,1600">
          <text:p/>
        </draw:polygon>
        <draw:polygon draw:style-name="gr2" draw:text-style-name="P2" draw:layer="layout" svg:width="1.899cm" svg:height="2.099cm" svg:x="29.2cm" svg:y="27.801cm" svg:viewBox="0 0 1900 2100" draw:points="600,2100 0,1500 0,1000 1000,0 1900,900 1900,1200">
          <text:p/>
        </draw:polygon>
        <draw:polygon draw:style-name="gr2" draw:text-style-name="P2" draw:layer="layout" svg:width="2.399cm" svg:height="3.299cm" svg:x="30.2cm" svg:y="25.701cm" svg:viewBox="0 0 2400 3300" draw:points="0,2200 900,3100 900,3300 2400,3300 2400,0 2100,0">
          <text:p/>
        </draw:polygon>
        <draw:polygon draw:style-name="gr2" draw:text-style-name="P2" draw:layer="layout" svg:width="0.799cm" svg:height="0.999cm" svg:x="32.6cm" svg:y="25.701cm" svg:viewBox="0 0 800 1000" draw:points="800,1000 0,1000 0,0 800,0">
          <text:p/>
        </draw:polygon>
        <draw:polygon draw:style-name="gr2" draw:text-style-name="P2" draw:layer="layout" svg:width="1.099cm" svg:height="0.999cm" svg:x="33.4cm" svg:y="25.701cm" svg:viewBox="0 0 1100 1000" draw:points="1100,1000 0,1000 0,0 1100,0">
          <text:p/>
        </draw:polygon>
        <draw:polygon draw:style-name="gr2" draw:text-style-name="P2" draw:layer="layout" svg:width="0.999cm" svg:height="0.999cm" svg:x="36.5cm" svg:y="25.701cm" svg:viewBox="0 0 1000 1000" draw:points="1000,1000 0,1000 0,0 1000,0">
          <text:p/>
        </draw:polygon>
        <draw:polygon draw:style-name="gr2" draw:text-style-name="P2" draw:layer="layout" svg:width="1.999cm" svg:height="0.999cm" svg:x="34.5cm" svg:y="25.701cm" svg:viewBox="0 0 2000 1000" draw:points="2000,1000 0,1000 0,0 2000,0">
          <text:p/>
        </draw:polygon>
        <draw:polygon draw:style-name="gr2" draw:text-style-name="P2" draw:layer="layout" svg:width="0.799cm" svg:height="0.999cm" svg:x="37.5cm" svg:y="25.701cm" svg:viewBox="0 0 800 1000" draw:points="0,1000 320,1000 800,400 480,0 0,0">
          <text:p/>
        </draw:polygon>
        <draw:polygon draw:style-name="gr2" draw:text-style-name="P2" draw:layer="layout" svg:width="0.399cm" svg:height="0.799cm" svg:x="31.7cm" svg:y="28.501cm" svg:viewBox="0 0 400 800" draw:points="0,800 400,800 400,0 0,0">
          <text:p/>
        </draw:polygon>
        <draw:polygon draw:style-name="gr2" draw:text-style-name="P2" draw:layer="layout" svg:width="1.299cm" svg:height="1.299cm" svg:x="32.6cm" svg:y="27.201cm" svg:viewBox="0 0 1300 1300" draw:points="1300,0 400,0 400,300 0,300 0,1300 1300,1300">
          <text:p/>
        </draw:polygon>
        <draw:polygon draw:style-name="gr2" draw:text-style-name="P2" draw:layer="layout" svg:width="5.399cm" svg:height="2.699cm" svg:x="33.9cm" svg:y="30.901cm" svg:viewBox="0 0 5400 2700" draw:points="5400,2700 5400,0 0,0 0,1400 4050,1400">
          <text:p/>
        </draw:polygon>
        <draw:polygon draw:style-name="gr2" draw:text-style-name="P2" draw:layer="layout" svg:width="7.599cm" svg:height="4.499cm" svg:x="25cm" svg:y="29.101cm" svg:viewBox="0 0 7600 4500" draw:points="7600,1800 7600,3400 5800,3400 5800,4500 2800,4500 0,1700 1700,0 4200,0 4200,100 4100,0">
          <text:p/>
        </draw:polygon>
        <draw:custom-shape draw:style-name="gr6" draw:text-style-name="P7" draw:layer="layout" svg:width="1.5cm" svg:height="0.6cm" svg:x="6.8cm" svg:y="6.8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5cm" svg:height="0.6cm" svg:x="13.7cm" svg:y="6.801cm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4.099cm" svg:height="1.599cm" svg:x="11.1cm" svg:y="5.801cm" svg:viewBox="0 0 4100 1600" draw:points="1500,1000 1500,1600 2600,1600 2600,1000 4100,1000 4100,0 0,0 0,1000">
          <text:p/>
        </draw:polygon>
        <draw:polygon draw:style-name="gr2" draw:text-style-name="P2" draw:layer="layout" svg:width="2.499cm" svg:height="1.199cm" svg:x="36.8cm" svg:y="35.501cm" svg:viewBox="0 0 2500 1200" draw:points="278,0 2500,0 2500,1200 0,1200 0,600 278,600">
          <text:p/>
        </draw:polygon>
        <draw:custom-shape draw:style-name="gr6" draw:text-style-name="P7" draw:layer="layout" svg:width="1.5cm" svg:height="0.6cm" svg:x="9.6cm" svg:y="18.40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  <draw:hatch draw:name="Hatching_20_1" draw:display-name="Hatching 1" draw:style="single" draw:color="#000000" draw:distance="0.1cm" draw:rotation="450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3T23:40:16.719790558</meta:creation-date>
    <dc:date>2018-05-20T19:34:41.554308088</dc:date>
    <meta:editing-duration>PT2H14M38S</meta:editing-duration>
    <meta:editing-cycles>13</meta:editing-cycles>
    <meta:generator>LibreOffice/5.1.6.2$Linux_X86_64 LibreOffice_project/10m0$Build-2</meta:generator>
    <meta:document-statistic meta:object-count="160"/>
  </office:meta>
</office:document-meta>
</file>